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F55000003C3D3AA7893DEFC839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185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325" calcext:value-type="currency" table:number-columns-spanned="2" table:number-rows-spanned="2">
            <text:p>$1,325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ilcrest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1-01" calcext:value-type="date">
            <text:p>01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12/01-12/07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12/08-12/14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9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12/15-12/21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12/22-12/28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12/29-01/04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325" calcext:value-type="currency">
            <text:p>$1,3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325" calcext:value-type="currency">
            <text:p>$1,3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15:57:37.621186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4-12-15T16:00:55.506769263</dc:date>
    <meta:editing-duration>PT2H50M51S</meta:editing-duration>
    <meta:editing-cycles>47</meta:editing-cycles>
    <meta:generator>LibreOffice/7.5.5.2$Linux_X86_64 LibreOffice_project/50$Build-2</meta:generator>
    <meta:document-statistic meta:table-count="1" meta:cell-count="70" meta:object-count="1"/>
  </office:meta>
</office:document-meta>
</file>